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2033b3" officeooo:paragraph-rsid="002033b3"/>
    </style:style>
    <style:style style:name="P2" style:family="paragraph" style:parent-style-name="Standard">
      <style:text-properties fo:language="ru" fo:country="RU" officeooo:rsid="0024900e" officeooo:paragraph-rsid="0024900e"/>
    </style:style>
    <style:style style:name="P3" style:family="paragraph" style:parent-style-name="Standard">
      <style:text-properties fo:language="ru" fo:country="RU" officeooo:rsid="00252037" officeooo:paragraph-rsid="00252037"/>
    </style:style>
    <style:style style:name="P4" style:family="paragraph" style:parent-style-name="Standard">
      <style:text-properties fo:language="ru" fo:country="RU" officeooo:rsid="00269006" officeooo:paragraph-rsid="00269006"/>
    </style:style>
    <style:style style:name="P5" style:family="paragraph" style:parent-style-name="Standard">
      <style:text-properties fo:language="ru" fo:country="RU" officeooo:rsid="00276427" officeooo:paragraph-rsid="00276427"/>
    </style:style>
    <style:style style:name="P6" style:family="paragraph" style:parent-style-name="Standard">
      <style:text-properties fo:language="ru" fo:country="RU" officeooo:rsid="00281656" officeooo:paragraph-rsid="00281656"/>
    </style:style>
    <style:style style:name="P7" style:family="paragraph" style:parent-style-name="Standard">
      <style:text-properties fo:language="ru" fo:country="RU" officeooo:rsid="00298f44" officeooo:paragraph-rsid="00298f44"/>
    </style:style>
    <style:style style:name="P8" style:family="paragraph" style:parent-style-name="Standard">
      <style:text-properties fo:language="ru" fo:country="RU" officeooo:rsid="0029c1ba" officeooo:paragraph-rsid="0029c1ba"/>
    </style:style>
    <style:style style:name="T1" style:family="text">
      <style:text-properties officeooo:rsid="0021d2c6"/>
    </style:style>
    <style:style style:name="T2" style:family="text">
      <style:text-properties officeooo:rsid="00229c70"/>
    </style:style>
    <style:style style:name="T3" style:family="text">
      <style:text-properties officeooo:rsid="002490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ель игры — «собрать» весь альбом из треков. Для того, чтобы собрать один трек, надо прыгать по виниловым дискам. Прыгнул на диск — заиграла музыка. Прыгнул ещё раз — она выключилась. <text:span text:style-name="T1">Каждый диск — это часть трек. Например только ударные. Или пад синт. Или мелодия. </text:span><text:span text:style-name="T2">Есть «неправильные» диски, которые дают плохой звук, неподходящий для трека. </text:span><text:span text:style-name="T3">Есть поролон. Если на него попасть уровень начинается заново. Это главное препятствие. Диски бывают разных типов. </text:span></text:p>
      <text:p text:style-name="P1"/>
      <text:p text:style-name="P2">Типы дисков:</text:p>
      <text:p text:style-name="P2">-статичные</text:p>
      <text:p text:style-name="P2">-двигающиеся (вверх, вниз, вверх и вниз, вниз и вверх, влево, вправо, влево и вправо, вправо и влево)<text:line-break/>-с «лупом» то есть музыка играет постоянно после актиации</text:p>
      <text:p text:style-name="P2">-без лупа то есть трек кончается через какое-то время после активации</text:p>
      <text:p text:style-name="P2">-»антидиски» которые изначально звучат, но наоборот выключаются если на них прыгнуть</text:p>
      <text:p text:style-name="P2"/>
      <text:p text:style-name="P3">Поролон может двигаться, в том числе в такт музыке.</text:p>
      <text:p text:style-name="P3"/>
      <text:p text:style-name="P3">Колонки создаёт звуковой «ветер» который может помочь игроку перемещаться. </text:p>
      <text:p text:style-name="P3"/>
      <text:p text:style-name="P4">Есть ещё наушники, которые тоже важны. </text:p>
      <text:p text:style-name="P4"/>
      <text:p text:style-name="P4"/>
      <text:p text:style-name="P5">Сюжетная суть игры — диджей попал в мир лоу фая и пытается понять как это произошло. </text:p>
      <text:p text:style-name="P5"/>
      <text:p text:style-name="P5"/>
      <text:p text:style-name="P6">Разные <text:s/>уровни игры - </text:p>
      <text:p text:style-name="P6">-церковь</text:p>
      <text:p text:style-name="P6">-казино</text:p>
      <text:p text:style-name="P6">-студия</text:p>
      <text:p text:style-name="P6">-улица</text:p>
      <text:p text:style-name="P6">-уличное кафе</text:p>
      <text:p text:style-name="P6">-игрушки</text:p>
      <text:p text:style-name="P7"/>
      <text:p text:style-name="P8">более подроь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18:46:45.829000000</meta:creation-date>
    <meta:generator>LibreOffice/7.4.2.3$Windows_X86_64 LibreOffice_project/382eef1f22670f7f4118c8c2dd222ec7ad009daf</meta:generator>
    <dc:date>2023-10-24T01:11:19.046000000</dc:date>
    <meta:editing-duration>PT3H21M53S</meta:editing-duration>
    <meta:editing-cycles>10</meta:editing-cycles>
    <meta:document-statistic meta:table-count="0" meta:image-count="0" meta:object-count="0" meta:page-count="1" meta:paragraph-count="18" meta:word-count="170" meta:character-count="1124" meta:non-whitespace-character-count="961"/>
  </office:meta>
</office:document-meta>
</file>